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681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no-wrap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21" style:family="table-cell" style:parent-style-name="Default">
      <style:text-properties style:font-name="Purisa" fo:font-size="9pt" style:font-size-asian="9pt" style:font-size-complex="9pt"/>
    </style:style>
    <style:style style:name="ce4" style:family="table-cell" style:parent-style-name="Default">
      <style:table-cell-properties style:vertical-align="top"/>
    </style:style>
    <style:style style:name="T1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333333" style:language-complex="hi" style:country-complex="IN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3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color="#333333" style:font-size-asian="10.5pt" style:font-size-complex="10.5pt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-asian="Noto Sans CJK SC Regular" style:language-asian="zh" style:country-asian="CN" style:font-name="Purisa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ohit Devanagari" style:font-name-asian="Noto Sans CJK SC Regular" style:language-asian="zh" style:country-asian="CN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 style:font-size-asian="8pt" style:font-size-complex="8pt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style:font-name="Purisa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333333" style:language-complex="hi" style:country-complex="IN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font-name-asian="Noto Sans CJK SC Regular"/>
    </style:style>
    <style:style style:name="T8" style:family="text">
      <style:text-properties style:font-name="Purisa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font-name-asian="Noto Sans CJK SC Regula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3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◌..................................</text:p>
          </table:table-cell>
          <table:table-cell table:style-name="ce16" office:value-type="string" calcext:value-type="string">
            <text:p><text:span text:style-name="T4">__/__/__  </text:span><text:span text:style-name="T5"> </text:span><text:span text:style-name="T6">Notes</text:span></text:p>
          </table:table-cell>
          <table:table-cell office:value-type="string" calcext:value-type="string">
            <text:p>◌..................................</text:p>
          </table:table-cell>
          <table:table-cell table:style-name="ce16" office:value-type="string" calcext:value-type="string">
            <text:p><text:span text:style-name="T4">__/__/__  </text:span><text:span text:style-name="T5"> </text:span><text:span text:style-name="T6">Notes</text:span></text:p>
          </table:table-cell>
          <table:table-cell table:style-name="ce21"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__:__ </text:span><text:span text:style-name="T2">Monday</text:span><text:span text:style-name="T3"> __:__</text:span></text:p>
          </table:table-cell>
          <table:table-cell table:style-name="ce1" office:value-type="string" calcext:value-type="string">
            <text:p><text:span text:style-name="T1">__:__</text:span><text:span text:style-name="T2">Tuesday</text:span><text:span text:style-name="T3"> __:__</text:span></text:p>
          </table:table-cell>
          <table:table-cell table:style-name="ce1" office:value-type="string" calcext:value-type="string">
            <text:p><text:span text:style-name="T1">__:__ </text:span><text:span text:style-name="T2">Thursday </text:span><text:span text:style-name="T3">__:__</text:span></text:p>
          </table:table-cell>
          <table:table-cell table:style-name="ce1" office:value-type="string" calcext:value-type="string">
            <text:p><text:span text:style-name="T1">__:__ </text:span><text:span text:style-name="T2">Friday </text:span><text:span text:style-name="T3">__:__</text:span>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style-name="ce4"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<text:span text:style-name="T1">__:__ </text:span><text:span text:style-name="T2">Wednesday </text:span><text:span text:style-name="T3">__:__</text:span></text:p>
          </table:table-cell>
          <table:table-cell table:style-name="ce16" office:value-type="string" calcext:value-type="string">
            <text:p><text:span text:style-name="T6">Notes</text:span></text:p>
          </table:table-cell>
          <table:table-cell table:style-name="ce1" office:value-type="string" calcext:value-type="string">
            <text:p><text:span text:style-name="T1">__:__ </text:span><text:span text:style-name="T2">Saturday </text:span><text:span text:style-name="T3">__:__</text:span></text:p>
          </table:table-cell>
          <table:table-cell table:style-name="ce1" office:value-type="string" calcext:value-type="string">
            <text:p><text:span text:style-name="T7">Sun</text:span><text:span text:style-name="T8">day / Notes</text:span>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1" table:number-columns-repeated="3"/>
          <table:table-cell table:number-columns-repeated="1019"/>
        </table:table-row>
        <table:table-row table:style-name="ro4" table:number-rows-repeated="7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6"/>
          <table:table-cell table:style-name="ce5"/>
          <table:table-cell table:number-columns-repeated="1019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4" table:number-rows-repeated="9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3"/>
          <table:table-cell table:style-name="ce2"/>
          <table:table-cell table:number-columns-repeated="1019"/>
        </table:table-row>
        <table:table-row table:style-name="ro4" table:number-rows-repeated="5">
          <table:table-cell table:number-columns-repeated="1023"/>
        </table:table-row>
        <table:table-row table:style-name="ro4" table:number-rows-repeated="2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style-name="ce2"/>
          <table:table-cell table:number-columns-repeated="1020"/>
        </table:table-row>
        <table:table-row table:style-name="ro4" table:number-rows-repeated="7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Default" table:number-columns-repeated="2"/>
          <table:table-cell/>
          <table:table-cell table:style-name="ce16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0.5cm" fo:page-height="14.801cm" style:num-format="1" style:print-orientation="portrait" fo:margin-top="0.499cm" fo:margin-bottom="0.3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.00.0000</text:date>, <text:time style:data-style-name="N2" text:time-value="22:39:48.6146249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1-09-21T22:41:02.011245811</dc:date>
    <meta:editing-duration>PT2H54M33S</meta:editing-duration>
    <meta:editing-cycles>28</meta:editing-cycles>
    <meta:generator>LibreOffice/6.4.7.2$Linux_X86_64 LibreOffice_project/40$Build-2</meta:generator>
    <meta:document-statistic meta:table-count="1" meta:cell-count="76" meta:object-count="0"/>
  </office:meta>
</office:document-meta>
</file>